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multiscripts>
              <mrow>
                <mo stretchy="false">〈</mo>
                <mrow>
                  <mrow>
                    <msub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</msub>
                    <mi/>
                  </mrow>
                  <mo stretchy="false">∣</mo>
                  <mrow>
                    <mi/>
                    <msub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</msub>
                  </mrow>
                </mrow>
                <mo stretchy="false">〉</mo>
              </mrow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i>p</mi>
            </msup>
            <mi/>
            <mfenced open="(" close=")">
              <mrow>
                <mfenced open="〈" close="∣">
                  <mrow>
                    <msubsup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  <mrow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sup>
                  </mrow>
                </mfenced>
                <mi/>
                <mfenced open="〈" close="∣">
                  <mrow>
                    <msubsup>
                      <mo stretchy="false">ϕ</mo>
                      <mrow>
                        <msub>
                          <mo stretchy="false">α</mo>
                          <mn>2</mn>
                        </msub>
                      </mrow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bsup>
                  </mrow>
                </mfenced>
                <mi/>
                <mo stretchy="false">…</mo>
                <mi/>
                <mfenced open="〈" close="∣">
                  <mrow>
                    <msubsup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  <mrow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</msubsup>
                  </mrow>
                </mfenced>
              </mrow>
            </mfenced>
            <mi/>
            <mo stretchy="false">℘</mo>
            <mi/>
            <mfenced open="(" close=")">
              <mrow>
                <mfenced open="∣" close="〉">
                  <mrow>
                    <msubsup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  <mrow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sup>
                  </mrow>
                </mfenced>
                <mi/>
                <mfenced open="∣" close="〉">
                  <mrow>
                    <msubsup>
                      <mo stretchy="false">ϕ</mo>
                      <mrow>
                        <msub>
                          <mo stretchy="false">α</mo>
                          <mn>2</mn>
                        </msub>
                      </mrow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bsup>
                  </mrow>
                </mfenced>
                <mi/>
                <mo stretchy="false">…</mo>
                <mi/>
                <mfenced open="∣" close="〉">
                  <mrow>
                    <msubsup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  <mrow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</msubsup>
                  </mrow>
                </mfenced>
              </mrow>
            </mfenced>
          </mrow>
        </mtd>
      </mtr>
    </mtable>
    <annotation encoding="StarMath 5.0">langle 
 %iphi _{%ialpha _1} ` dotslow ` %iphi _{%ialpha _N} ` mline ` 
 %iphi _{%ialpha _1} ` dotslow ` %iphi _{%ialpha _N} 
rangle lsup{(`+-`)} ^{(`+-`)} 
~=` newline 

`=~ 1 over {N "!"} ` sum from %Ux2118 ` (`+-`) ^p ` 
left ( 
 left langle 
  %iphi _{%ialpha _1} ^{(1)} 
 right rline 
 `
 left langle 
  %iphi _{%ialpha _2} ^{(2)} 
 right rline 
 ` dotslow ` 
 left langle 
  %iphi _{%ialpha _N} ^{(N)} 
 right rline 
right ) 
` %Ux2118 ` 
left ( 
 left lline 
  %iphi _{%ialpha _1} ^{(1)} 
 right rangle 
 `
 left lline 
  %iphi _{%ialpha _2} ^{(2)} 
 right rangle 
 ` dotslow ` 
 left lline 
  %iphi _{%ialpha _N} ^{(N)} 
 right rangle 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8:18:00.908000000</meta:creation-date>
    <meta:generator>LibreOffice/4.1.4.2$Windows_x86 LibreOffice_project/0a0440ccc0227ad9829de5f46be37cfb6edcf72</meta:generator>
  </office:meta>
</office:document-meta>
</file>